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9688in" fo:margin-left="2.4313in" fo:margin-right="2.525in" table:align="margins"/>
    </style:style>
    <style:style style:name="Table1.A" style:family="table-column">
      <style:table-column-properties style:column-width="1.0313in" style:rel-column-width="1485*"/>
    </style:style>
    <style:style style:name="Table1.B" style:family="table-column">
      <style:table-column-properties style:column-width="0.9375in" style:rel-column-width="1350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fo:font-style="normal" style:text-underline-style="none" style:font-style-asian="normal" style:font-style-complex="normal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cisions</text:p>
      <text:p text:style-name="Standard"><text:tab/><text:span text:style-name="T4">Logical operators</text:span></text:p>
      <text:p text:style-name="Standard"><text:tab/><text:span text:style-name="T4">2 real MIPS instructions</text:span></text:p>
      <text:p text:style-name="Standard"><text:tab/><text:tab/>beq ro1, ro2, brAddr (if r1 is equal to r2 then go to branch address)</text:p>
      <text:p text:style-name="Standard"><text:tab/><text:tab/>bne ro1, ro2, brAddr (if r1 is not equal to r2 then go to branch address)</text:p>
      <text:p text:style-name="Standard"><text:tab/><text:tab/>brAddress is a label</text:p>
      <text:p text:style-name="Standard"/>
      <text:p text:style-name="Standard"><text:tab/>if(i &lt; j)<text:tab/></text:p>
      <text:p text:style-name="Standard"><text:tab/><text:tab/>i = i + 1;</text:p>
      <text:p text:style-name="Standard"/>
      <text:p text:style-name="Standard"><text:tab/>→<text:tab/>move $s0, $s1</text:p>
      <text:p text:style-name="Standard"><text:tab/><text:tab/><text:tab/>add $s0, $s1, $zero</text:p>
      <text:p text:style-name="Standard"><text:tab/><text:tab/><text:tab/>slt $at, so#1, so#2<text:tab/>#<text:tab/>if(c(so#1) &lt; c(so#2))</text:p>
      <text:p text:style-name="Standard"><text:tab/><text:tab/><text:tab/><text:tab/><text:tab/><text:tab/><text:tab/><text:tab/>dest = 1;</text:p>
      <text:p text:style-name="Standard"><text:tab/><text:tab/><text:tab/><text:tab/><text:tab/><text:tab/><text:tab/>else</text:p>
      <text:p text:style-name="Standard"><text:tab/><text:tab/><text:tab/><text:tab/><text:tab/><text:tab/><text:tab/><text:tab/>dest = 0;</text:p>
      <text:p text:style-name="Standard"><text:tab/><text:tab/><text:tab/>blt $so#1, $so#2, brAddr</text:p>
      <text:p text:style-name="Standard"><text:tab/><text:tab/><text:tab/><text:tab/>slt $at, $s0#1, $so#2</text:p>
      <text:p text:style-name="Standard"><text:tab/><text:tab/><text:tab/><text:tab/>bne $at, $zero, brAddr<text:line-break/></text:p>
      <text:p text:style-name="Standard">$at is a destination register that is specifically reserved for the assembler, you cannot touch that register</text:p>
      <text:p text:style-name="Standard"><text:tab/><text:tab/><text:span text:style-name="T1">Registers we cannot touch.</text:span></text:p>
      <text:p text:style-name="Standard"><text:span text:style-name="T1"><text:tab/><text:tab/><text:tab/></text:span><text:span text:style-name="T2">$zero</text:span></text:p>
      <text:p text:style-name="Standard"><text:span text:style-name="T2"><text:tab/><text:tab/><text:tab/>$at</text:span></text:p>
      <text:p text:style-name="Standard"><text:span text:style-name="T2"/></text:p>
      <text:p text:style-name="P1"><text:span text:style-name="T2">Control statements:</text:span></text:p>
      <text:list xml:id="list1340326083" text:style-name="L1">
        <text:list-item>
          <text:list>
            <text:list-item>
              <text:list>
                <text:list-item>
                  <text:p text:style-name="P2"><text:span text:style-name="T1">Conditional</text:span></text:p>
                  <text:list>
                    <text:list-item>
                      <text:p text:style-name="P4">if</text:p>
                    </text:list-item>
                    <text:list-item>
                      <text:p text:style-name="P4">if else</text:p>
                    </text:list-item>
                    <text:list-item>
                      <text:p text:style-name="P4">switch</text:p>
                    </text:list-item>
                  </text:list>
                </text:list-item>
              </text:list>
            </text:list-item>
          </text:list>
        </text:list-item>
      </text:list>
      <text:list xml:id="list1572047278" text:style-name="L2">
        <text:list-item>
          <text:list>
            <text:list-item>
              <text:list>
                <text:list-item>
                  <text:p text:style-name="P5"><text:span text:style-name="T1">Iterative </text:span><text:span text:style-name="T4">(loop) </text:span><text:span text:style-name="T5">(keep running while condition is true, breaks when false)</text:span></text:p>
                  <text:list>
                    <text:list-item>
                      <text:p text:style-name="P5">while</text:p>
                    </text:list-item>
                    <text:list-item>
                      <text:p text:style-name="P5">do</text:p>
                    </text:list-item>
                    <text:list-item>
                      <text:p text:style-name="P5">for</text:p>
                    </text:list-item>
                    <text:list-item>
                      <text:p text:style-name="P5">iterator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7">We DO have loops in assembly <text:s/>language:</text:p>
      <text:p text:style-name="P3"><text:tab/>loop(iterations)</text:p>
      <text:p text:style-name="P3"><text:tab/><text:tab/>while(i! = j)</text:p>
      <text:p text:style-name="P3"><text:tab/><text:tab/>{</text:p>
      <text:p text:style-name="P3"><text:tab/><text:tab/><text:tab/>a[i] = a[i] + c;</text:p>
      <text:p text:style-name="P3"><text:tab/><text:tab/><text:tab/>i=i+j;</text:p>
      <text:p text:style-name="P3"><text:tab/><text:tab/>}</text:p>
      <text:p text:style-name="P3"/>
      <text:p text:style-name="P3"/>
      <text:p text:style-name="P3"/>
      <text:p text:style-name="P3"/>
      <text:p text:style-name="P7"><text:soft-page-break/>MIPS Assembly Language Loop:</text:p>
      <text:p text:style-name="P3"><text:tab/>Lets get our registers:</text:p>
      <text:list xml:id="list1254291113" text:style-name="L3">
        <text:list-item>
          <text:list>
            <text:list-item>
              <text:p text:style-name="P6">i<text:tab/><text:tab/>is<text:tab/>$s3</text:p>
            </text:list-item>
            <text:list-item>
              <text:p text:style-name="P6">j<text:tab/><text:tab/>is<text:tab/>$s4</text:p>
            </text:list-item>
            <text:list-item>
              <text:p text:style-name="P6">base of a<text:tab/>is<text:tab/>$s6</text:p>
            </text:list-item>
            <text:list-item>
              <text:p text:style-name="P6">c<text:tab/><text:tab/>is<text:tab/>$s7</text:p>
            </text:list-item>
          </text:list>
        </text:list-item>
      </text:list>
      <text:p text:style-name="P3"/>
      <text:p text:style-name="P3"><text:tab/>loop:<text:tab/>beq $s3, $s4, exit</text:p>
      <text:p text:style-name="P3"><text:tab/><text:tab/>add $t0, $s3, s3</text:p>
      <text:p text:style-name="P3"><text:tab/><text:tab/>add $t0, $t0, $t0<text:tab/># $t0 is 4*i</text:p>
      <text:p text:style-name="P3"><text:tab/><text:tab/>add $t0, $s6, $t0<text:tab/># $t0 is addr of a[i]</text:p>
      <text:p text:style-name="P3"><text:tab/><text:tab/>lw $t1, 0($t0)<text:tab/><text:tab/># $t1 contains the contents of a[i]</text:p>
      <text:p text:style-name="P3"><text:tab/><text:tab/>add $t2, $t1, $s7<text:tab/># $t2 contains a[i] + c</text:p>
      <text:p text:style-name="P3"><text:tab/><text:tab/>sw $t2, 0($t0)<text:tab/><text:tab/># a[i] = a[i] + c</text:p>
      <text:p text:style-name="P3"><text:tab/><text:tab/>add $s3, $s4, $s3<text:tab/>#i = i + j</text:p>
      <text:p text:style-name="P3"><text:tab/><text:tab/><text:tab/>j loop</text:p>
      <text:p text:style-name="P3"><text:tab/><text:tab/><text:tab/><text:tab/>exit</text:p>
      <text:p text:style-name="P3"/>
      <text:p text:style-name="P3"><text:span text:style-name="T1">Lets do another loop:</text:span><text:tab/></text:p>
      <text:p text:style-name="P3"><text:tab/>switch(k)</text:p>
      <text:p text:style-name="P3"><text:tab/>{</text:p>
      <text:p text:style-name="P3"><text:tab/><text:tab/>case 0:<text:line-break/><text:tab/><text:tab/><text:tab/>f = i + j;</text:p>
      <text:p text:style-name="P3"><text:tab/><text:tab/><text:tab/>break;</text:p>
      <text:p text:style-name="P3"><text:tab/><text:tab/>case 1:</text:p>
      <text:p text:style-name="P3"><text:tab/><text:tab/><text:tab/>f = g + h;</text:p>
      <text:p text:style-name="P3"><text:tab/><text:tab/><text:tab/>break;</text:p>
      <text:p text:style-name="P3"><text:tab/><text:tab/>case 2:</text:p>
      <text:p text:style-name="P3"><text:tab/><text:tab/><text:tab/>f = g – h;</text:p>
      <text:p text:style-name="P3"><text:tab/><text:tab/><text:tab/>break;</text:p>
      <text:p text:style-name="P3"><text:tab/><text:tab/>case 3:</text:p>
      <text:p text:style-name="P3"><text:tab/><text:tab/><text:tab/>f = i – j;</text:p>
      <text:p text:style-name="P3"><text:tab/><text:tab/><text:tab/>break;</text:p>
      <text:p text:style-name="P3"><text:tab/>}</text:p>
      <text:p text:style-name="P3"><text:tab/>→<text:tab/>L0 : add $s0, $s3, $s4</text:p>
      <text:p text:style-name="P3"><text:tab/><text:tab/><text:tab/>j exit</text:p>
      <text:p text:style-name="P3"><text:tab/>→<text:tab/>L1 : add $so, $s1, $s2</text:p>
      <text:p text:style-name="P3"><text:tab/><text:tab/><text:tab/>j exit</text:p>
      <text:p text:style-name="P3"><text:tab/><text:tab/>L2 : </text:p>
      <text:p text:style-name="P3"><text:tab/><text:tab/><text:tab/>k - $s5</text:p>
      <text:p text:style-name="P3"><text:tab/><text:tab/><text:tab/>table - $s4</text:p>
      <text:p text:style-name="P3"/>
      <text:p text:style-name="P3"><text:tab/>sll $t1, $t5, 2<text:tab/># $t1 = k*4</text:p>
      <text:p text:style-name="P3"><text:tab/>add $t1, $t1, $s4</text:p>
      <text:p text:style-name="P3"><text:tab/>lw $t0, 0($t1)</text:p>
      <text:p text:style-name="P3"><text:tab/>j = $t0</text:p>
      <text:p text:style-name="P3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Table</text:p>
          </table:table-cell>
          <table:covered-table-cell/>
        </table:table-row>
        <table:table-row>
          <table:table-cell table:style-name="Table1.A2" office:value-type="string">
            <text:p text:style-name="Table_20_Contents">table[0]</text:p>
          </table:table-cell>
          <table:table-cell table:style-name="Table1.B2" office:value-type="string">
            <text:p text:style-name="Table_20_Contents">L0</text:p>
          </table:table-cell>
        </table:table-row>
        <table:table-row>
          <table:table-cell table:style-name="Table1.A2" office:value-type="string">
            <text:p text:style-name="Table_20_Contents">table[1]</text:p>
          </table:table-cell>
          <table:table-cell table:style-name="Table1.B2" office:value-type="string">
            <text:p text:style-name="Table_20_Contents">L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L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L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1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11T09:35:46</meta:creation-date>
    <dc:date>2011-10-11T10:41:19</dc:date>
    <dc:creator>Braden Licastro</dc:creator>
    <meta:editing-duration>PT00H49M03S</meta:editing-duration>
    <meta:editing-cycles>16</meta:editing-cycles>
    <meta:generator>OpenOffice.org/3.2$Linux OpenOffice.org_project/320m12$Build-9483</meta:generator>
    <meta:document-statistic meta:table-count="1" meta:image-count="0" meta:object-count="0" meta:page-count="3" meta:paragraph-count="88" meta:word-count="345" meta:character-count="1634"/>
  </office:meta>
</office:document-meta>
</file>